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6F00000172096D3BFBD2318BC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objectwithoutfill">
      <style:graphic-properties draw:marker-start="Dimension_20_Lines" draw:marker-end="Dimension_20_Lines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  <style:paragraph-properties style:writing-mode="lr-tb"/>
    </style:style>
    <style:style style:name="gr10" style:family="graphic" style:parent-style-name="objectwithoutfill">
      <style:graphic-properties svg:stroke-width="0.028cm" svg:stroke-color="#6666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35cm" svg:stroke-color="#c9211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0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cm" fo:min-width="2.8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75cm"/>
      <style:paragraph-properties style:writing-mode="lr-tb"/>
    </style:style>
    <style:style style:name="gr1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28cm" svg:stroke-color="#023f62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6cm" fo:min-width="0cm"/>
      <style:paragraph-properties style:writing-mode="lr-tb"/>
    </style:style>
    <style:style style:name="gr20" style:family="graphic" style:parent-style-name="objectwithoutfill">
      <style:graphic-properties draw:stroke="dash" draw:stroke-dash="Fine_20_Dashed" svg:stroke-width="0.028cm" svg:stroke-color="#c99c00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28cm" svg:stroke-color="#c99c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draw:stroke="dash" draw:stroke-dash="Fine_20_Dashed" svg:stroke-width="0.028cm" svg:stroke-color="#c9211e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draw:stroke="dash" draw:stroke-dash="Fine_20_Dashed" svg:stroke-width="0.028cm" svg:stroke-color="#666633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4" style:family="graphic" style:parent-style-name="objectwithoutfill">
      <style:graphic-properties draw:stroke="dash" draw:stroke-dash="Long_20_Dot" svg:stroke-width="0.028cm" svg:stroke-color="#c9211e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c9211e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6" style:family="graphic" style:parent-style-name="objectwithoutfill">
      <style:graphic-properties draw:stroke="dash" draw:stroke-dash="Fine_20_Dashed" svg:stroke-width="0.035cm" svg:stroke-color="#666633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draw:stroke="dash" draw:stroke-dash="Fine_20_Dashed" svg:stroke-width="0.035cm" svg:stroke-color="#c99c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svg:stroke-color="#c9211e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3.75cm" fo:min-width="0.5cm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1.75cm" fo:min-width="3.5cm"/>
      <style:paragraph-properties style:writing-mode="lr-tb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.75cm" fo:min-width="0.5cm"/>
      <style:paragraph-properties style:writing-mode="lr-tb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3.75cm" fo:min-width="1.5cm"/>
      <style:paragraph-properties style:writing-mode="lr-tb"/>
    </style:style>
    <style:style style:name="gr33" style:family="graphic" style:parent-style-name="standard">
      <style:graphic-properties svg:stroke-color="#ff0000" draw:fill="none" draw:textarea-horizontal-align="justify" draw:textarea-vertical-align="middle" draw:auto-grow-height="false" fo:min-height="0.458cm" fo:min-width="0.208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36" style:family="graphic" style:parent-style-name="standard">
      <style:graphic-properties svg:stroke-color="#ff0000" draw:fill="none" draw:textarea-horizontal-align="justify" draw:textarea-vertical-align="middle" draw:auto-grow-height="false" fo:min-height="2.58cm" fo:min-width="0.208cm"/>
      <style:paragraph-properties style:writing-mode="lr-tb"/>
    </style:style>
    <style:style style:name="gr37" style:family="graphic" style:parent-style-name="standard">
      <style:graphic-properties svg:stroke-color="#ff0000" draw:fill="none" draw:textarea-horizontal-align="justify" draw:textarea-vertical-align="middle" draw:auto-grow-height="false" fo:min-height="1.164cm" fo:min-width="0.208cm"/>
      <style:paragraph-properties style:writing-mode="lr-tb"/>
    </style:style>
    <style:style style:name="co1" style:family="table-column">
      <style:table-column-properties style:column-width="2.887cm" style:use-optimal-column-width="false"/>
    </style:style>
    <style:style style:name="co2" style:family="table-column">
      <style:table-column-properties style:column-width="4.428cm" style:use-optimal-column-width="false"/>
    </style:style>
    <style:style style:name="co3" style:family="table-column">
      <style:table-column-properties style:column-width="1.324cm" style:use-optimal-column-width="false"/>
    </style:style>
    <style:style style:name="co4" style:family="table-column">
      <style:table-column-properties style:column-width="1.33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4" style:family="paragraph">
      <loext:graphic-properties draw:fill="none"/>
      <style:paragraph-properties fo:text-align="center" style:writing-mode="lr-tb"/>
      <style:text-properties style:font-name="CMU Serif" fo:font-style="italic" style:font-style-asian="italic" style:font-style-complex="italic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33" style:font-name="CMU Serif" fo:font-style="italic" style:font-style-asian="italic" style:font-style-complex="italic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MU Serif" fo:font-style="italic" style:font-style-asian="italic" style:font-style-complex="italic"/>
    </style:style>
    <style:style style:name="P10" style:family="paragraph">
      <style:paragraph-properties style:text-autospace="none"/>
    </style:style>
    <style:style style:name="P11" style:family="paragraph">
      <style:paragraph-properties fo:text-align="end" style:text-autospace="none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color="#023f62"/>
    </style:style>
    <style:style style:name="P14" style:family="paragraph">
      <loext:graphic-properties draw:fill="none" draw:fill-color="#ffffff"/>
      <style:paragraph-properties style:writing-mode="lr-tb"/>
      <style:text-properties fo:color="#023f62" style:font-name="CMU Serif" fo:font-style="italic" style:font-style-asian="italic" style:font-style-complex="italic"/>
    </style:style>
    <style:style style:name="P15" style:family="paragraph">
      <loext:graphic-properties draw:fill="none"/>
      <style:paragraph-properties fo:text-align="center"/>
      <style:text-properties fo:color="#666633"/>
    </style:style>
    <style:style style:name="P16" style:family="paragraph">
      <loext:graphic-properties draw:fill="none"/>
      <style:paragraph-properties fo:text-align="center"/>
      <style:text-properties fo:color="#876900"/>
    </style:style>
    <style:style style:name="P17" style:family="paragraph">
      <loext:graphic-properties draw:fill="none" draw:fill-color="#ffffff"/>
      <style:paragraph-properties style:writing-mode="lr-tb"/>
      <style:text-properties fo:color="#c99c00" style:font-name="CMU Serif" fo:font-style="italic" style:font-style-asian="italic" style:font-style-complex="italic"/>
    </style:style>
    <style:style style:name="P18" style:family="paragraph">
      <loext:graphic-properties draw:fill="none"/>
      <style:paragraph-properties fo:text-align="center"/>
      <style:text-properties fo:color="#c9211e"/>
    </style:style>
    <style:style style:name="P19" style:family="paragraph">
      <loext:graphic-properties draw:fill="none" draw:fill-color="#ffffff"/>
      <style:paragraph-properties style:writing-mode="lr-tb"/>
      <style:text-properties fo:color="#c9211e" style:font-name="CMU Serif" fo:font-style="italic" style:font-style-asian="italic" style:font-style-complex="italic"/>
    </style:style>
    <style:style style:name="P20" style:family="paragraph">
      <style:paragraph-properties fo:text-align="center" style:writing-mode="lr-tb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2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style:paragraph-properties fo:text-align="center" style:writing-mode="lr-tb"/>
      <style:text-properties fo:font-size="16pt"/>
    </style:style>
    <style:style style:name="P24" style:family="paragraph">
      <loext:graphic-properties draw:fill="none"/>
      <style:paragraph-properties fo:text-align="center" style:writing-mode="lr-tb"/>
      <style:text-properties fo:font-size="16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26" style:family="paragraph">
      <loext:graphic-properties draw:fill="none"/>
      <style:paragraph-properties fo:text-align="center"/>
      <style:text-properties fo:font-size="16pt"/>
    </style:style>
    <style:style style:name="P27" style:family="paragraph">
      <style:paragraph-properties fo:text-align="center"/>
      <style:text-properties fo:font-size="16pt"/>
    </style:style>
    <style:style style:name="T1" style:family="text">
      <style:text-properties style:text-position="-33% 58%"/>
    </style:style>
    <style:style style:name="T2" style:family="text">
      <style:text-properties style:font-name="CMU Serif" fo:font-style="italic" style:font-style-asian="italic" style:font-style-complex="italic"/>
    </style:style>
    <style:style style:name="T3" style:family="text">
      <style:text-properties style:text-position="-33% 58%" style:font-name="CMU Serif" fo:font-style="italic" style:font-style-asian="italic" style:font-style-complex="italic"/>
    </style:style>
    <style:style style:name="T4" style:family="text">
      <style:text-properties fo:color="#666633" style:font-name="CMU Serif" fo:font-style="italic" style:font-style-asian="italic" style:font-style-complex="italic"/>
    </style:style>
    <style:style style:name="T5" style:family="text">
      <style:text-properties fo:color="#666633" style:text-position="-33% 58%" style:font-name="CMU 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erif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CMU Serif" fo:font-style="italic" style:font-style-asian="italic" style:font-style-complex="italic"/>
    </style:style>
    <style:style style:name="T10" style:family="text">
      <style:text-properties fo:color="#023f62" style:font-name="CMU Serif" fo:font-style="italic" style:font-style-asian="italic" style:font-style-complex="italic"/>
    </style:style>
    <style:style style:name="T11" style:family="text">
      <style:text-properties fo:color="#023f62" style:text-position="-33% 58%" style:font-name="CMU Serif" fo:font-style="italic" style:font-style-asian="italic" style:font-style-complex="italic"/>
    </style:style>
    <style:style style:name="T12" style:family="text">
      <style:text-properties fo:color="#c99c00" style:font-name="CMU Serif" fo:font-style="italic" style:font-style-asian="italic" style:font-style-complex="italic"/>
    </style:style>
    <style:style style:name="T13" style:family="text">
      <style:text-properties fo:color="#c9211e" style:font-name="CMU Serif" fo:font-style="italic" style:font-style-asian="italic" style:font-style-complex="italic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style:text-position="0% 100%" fo:font-size="16pt" style:font-size-asian="16pt" style:font-size-complex="16pt"/>
    </style:style>
    <style:style style:name="T16" style:family="text">
      <style:text-properties style:text-position="-33% 58%" fo:font-size="16pt" style:font-size-asian="16pt" style:font-size-complex="16pt"/>
    </style:style>
    <style:style style:name="T17" style:family="text">
      <style:text-properties fo:font-size="16pt"/>
    </style:style>
    <style:style style:name="T18" style:family="text">
      <style:text-properties style:text-position="-33% 58%" fo:font-size="16pt"/>
    </style:style>
    <style:style style:name="T19" style:family="text">
      <style:text-properties style:text-position="33% 58%" fo:font-size="16pt"/>
    </style:style>
    <style:style style:name="T20" style:family="text">
      <style:text-properties style:text-position="0% 100%" fo:font-size="16pt"/>
    </style:style>
    <style:style style:name="T21" style:family="text">
      <style:text-properties style:text-position="0% 100%" style:font-name="Liberation Sans1" fo:font-size="16pt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483cm" svg:height="9.789cm" svg:x="6.317cm" svg:y="2.4cm">
          <draw:image xlink:href="Pictures/100002010000026F00000172096D3BFBD2318BC9.png" xlink:type="simple" xlink:show="embed" xlink:actuate="onLoad" loext:mime-type="image/png">
            <text:p/>
          </draw:image>
        </draw:frame>
        <draw:frame draw:style-name="gr2" draw:text-style-name="P2" draw:layer="layout" svg:width="2.5cm" svg:height="1.8cm" svg:x="6.4cm" svg:y="11.9cm">
          <draw:text-box>
            <text:p>Input<text:line-break/>layer</text:p>
          </draw:text-box>
        </draw:frame>
        <draw:frame draw:style-name="gr3" draw:text-style-name="P2" draw:layer="layout" svg:width="4.5cm" svg:height="1cm" svg:x="12.3cm" svg:y="11.9cm">
          <draw:text-box>
            <text:p>Hidden layers</text:p>
          </draw:text-box>
        </draw:frame>
        <draw:frame draw:style-name="gr4" draw:text-style-name="P2" draw:layer="layout" svg:width="3.7cm" svg:height="1.7cm" svg:x="20cm" svg:y="11.9cm">
          <draw:text-box>
            <text:p>Output of the model</text:p>
          </draw:text-box>
        </draw:frame>
        <draw:line draw:style-name="gr5" draw:text-style-name="P1" draw:layer="layout" svg:x1="5.6cm" svg:y1="2.8cm" svg:x2="5.6cm" svg:y2="11.8cm">
          <text:p/>
        </draw:line>
        <draw:line draw:style-name="gr5" draw:text-style-name="P1" draw:layer="layout" svg:x1="6.7cm" svg:y1="1.7cm" svg:x2="22.1cm" svg:y2="1.8cm">
          <text:p/>
        </draw:line>
        <draw:frame draw:style-name="gr6" draw:text-style-name="P2" draw:layer="layout" svg:width="2.5cm" svg:height="0.962cm" svg:x="13.3cm" svg:y="0.638cm">
          <draw:text-box>
            <text:p>depth</text:p>
          </draw:text-box>
        </draw:frame>
        <draw:frame draw:style-name="gr7" draw:text-style-name="P2" draw:layer="layout" svg:width="2.5cm" svg:height="1.114cm" draw:transform="rotate (1.5707963267949) translate (4.286cm 8.4cm)">
          <draw:text-box>
            <text:p>width<text:span text:style-name="T1">i</text:span></text:p>
          </draw:text-box>
        </draw:frame>
        <draw:line draw:style-name="gr8" draw:text-style-name="P1" draw:layer="layout" svg:x1="8cm" svg:y1="4.4cm" svg:x2="10cm" svg:y2="3.6cm">
          <text:p/>
        </draw:line>
        <draw:line draw:style-name="gr8" draw:text-style-name="P1" draw:layer="layout" svg:x1="7.9cm" svg:y1="5.5cm" svg:x2="10cm" svg:y2="3.601cm">
          <text:p/>
        </draw:line>
        <draw:line draw:style-name="gr8" draw:text-style-name="P1" draw:layer="layout" svg:x1="8cm" svg:y1="6.7cm" svg:x2="10cm" svg:y2="3.601cm">
          <text:p/>
        </draw:line>
        <draw:line draw:style-name="gr8" draw:text-style-name="P1" draw:layer="layout" svg:x1="7.9cm" svg:y1="9.1cm" svg:x2="10cm" svg:y2="3.601cm">
          <text:p/>
        </draw:line>
        <draw:line draw:style-name="gr8" draw:text-style-name="P1" draw:layer="layout" svg:x1="8cm" svg:y1="4.401cm" svg:x2="10.3cm" svg:y2="4.5cm">
          <text:p/>
        </draw:line>
        <draw:line draw:style-name="gr8" draw:text-style-name="P1" draw:layer="layout" svg:x1="7.9cm" svg:y1="5.5cm" svg:x2="10.3cm" svg:y2="4.531cm">
          <text:p/>
        </draw:line>
        <draw:line draw:style-name="gr8" draw:text-style-name="P1" draw:layer="layout" svg:x1="8cm" svg:y1="6.7cm" svg:x2="10.3cm" svg:y2="4.531cm">
          <text:p/>
        </draw:line>
        <draw:line draw:style-name="gr8" draw:text-style-name="P1" draw:layer="layout" svg:x1="8cm" svg:y1="8.1cm" svg:x2="10.3cm" svg:y2="4.531cm">
          <text:p/>
        </draw:line>
        <draw:line draw:style-name="gr8" draw:text-style-name="P1" draw:layer="layout" svg:x1="7.9cm" svg:y1="9.1cm" svg:x2="10.3cm" svg:y2="4.531cm">
          <text:p/>
        </draw:line>
        <draw:line draw:style-name="gr8" draw:text-style-name="P1" draw:layer="layout" svg:x1="8cm" svg:y1="8.1cm" svg:x2="10cm" svg:y2="3.601cm">
          <text:p/>
        </draw:line>
      </draw:page>
      <draw:page draw:name="page2" draw:style-name="dp1" draw:master-page-name="Default">
        <draw:custom-shape draw:style-name="gr9" draw:text-style-name="P4" draw:layer="layout" svg:width="1.5cm" svg:height="1.5cm" svg:x="4.1cm" svg:y="4.7cm">
          <text:p text:style-name="P3"><text:span text:style-name="T2">x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5cm" svg:height="1.5cm" svg:x="4.1cm" svg:y="7.3cm">
          <text:p text:style-name="P5"><text:span text:style-name="T2">x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5cm" svg:height="1.5cm" svg:x="8.3cm" svg:y="5.9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7cm" svg:y1="8.1cm" svg:x2="8.4cm" svg:y2="6.7cm">
          <text:p/>
        </draw:line>
        <draw:line draw:style-name="gr10" draw:text-style-name="P1" draw:layer="layout" svg:x1="5.7cm" svg:y1="5.5cm" svg:x2="8.4cm" svg:y2="6.7cm">
          <text:p/>
        </draw:line>
        <draw:line draw:style-name="gr10" draw:text-style-name="P1" draw:layer="layout" svg:x1="8.9cm" svg:y1="3.5cm" svg:x2="9cm" svg:y2="6cm">
          <text:p/>
        </draw:line>
        <draw:line draw:style-name="gr11" draw:text-style-name="P1" draw:layer="layout" svg:x1="9.8cm" svg:y1="6.7cm" svg:x2="11.8cm" svg:y2="6.7cm">
          <text:p/>
        </draw:line>
        <draw:frame draw:style-name="gr12" draw:text-style-name="P7" draw:layer="layout" svg:width="1.4cm" svg:height="1.2cm" svg:x="6.5cm" svg:y="5cm">
          <draw:text-box>
            <text:p><text:span text:style-name="T4">w</text:span><text:span text:style-name="T5">1</text:span></text:p>
          </draw:text-box>
        </draw:frame>
        <draw:frame draw:style-name="gr12" draw:text-style-name="P7" draw:layer="layout" svg:width="1.4cm" svg:height="1.2cm" svg:x="6.8cm" svg:y="7.3cm">
          <draw:text-box>
            <text:p><text:span text:style-name="T4">w</text:span><text:span text:style-name="T5">2</text:span></text:p>
          </draw:text-box>
        </draw:frame>
        <draw:frame draw:style-name="gr12" draw:text-style-name="P7" draw:layer="layout" svg:width="1.4cm" svg:height="1.2cm" svg:x="9.1cm" svg:y="4.1cm">
          <draw:text-box>
            <text:p><text:span text:style-name="T4">w</text:span><text:span text:style-name="T5">0</text:span></text:p>
          </draw:text-box>
        </draw:frame>
        <draw:frame draw:style-name="gr13" draw:text-style-name="P9" draw:layer="layout" svg:width="5.2cm" svg:height="1.3cm" svg:x="11.9cm" svg:y="6.1cm">
          <draw:text-box>
            <text:p text:style-name="P8"><text:span text:style-name="T6">f(w</text:span><text:span text:style-name="T7">0</text:span><text:span text:style-name="T8">+</text:span><text:span text:style-name="T9">w</text:span><text:span text:style-name="T3">1</text:span><text:span text:style-name="T9">x</text:span><text:span text:style-name="T3">1</text:span><text:span text:style-name="T9">+w</text:span><text:span text:style-name="T3">2</text:span><text:span text:style-name="T9">x</text:span><text:span text:style-name="T3">2</text:span><text:span text:style-name="T9">)</text:span></text:p>
          </draw:text-box>
        </draw:frame>
      </draw:page>
      <draw:page draw:name="page3" draw:style-name="dp1" draw:master-page-name="Default">
        <draw:frame draw:style-name="standard" draw:layer="layout" svg:width="11.292cm" svg:height="7.775cm" svg:x="6.937cm" svg:y="4.542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green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blue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red</text:p>
              </table:table-cell>
              <table:table-cell/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gray1">
              <table:table-cell>
                <text:p text:style-name="P10">blue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gray1">
              <table:table-cell>
                <text:p text:style-name="P10">green</text:p>
              </table:table-cell>
              <table:table-cell/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12" draw:layer="layout" svg:width="3.8cm" svg:height="1.3cm" svg:x="10.1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" draw:layer="layout" svg:width="12.575cm" svg:height="0.962cm" svg:x="6.296cm" svg:y="3.274cm">
          <draw:text-box>
            <text:p>one-hot-encoding of a 3-classes dimension</text:p>
          </draw:text-box>
        </draw:frame>
      </draw:page>
      <draw:page draw:name="page4" draw:style-name="dp1" draw:master-page-name="Default">
        <draw:path draw:style-name="gr16" draw:text-style-name="P1" draw:layer="layout" svg:width="17.096cm" svg:height="11.558cm" draw:transform="skewX (-0.471937029739267) rotate (-1.24040549939237) translate (20.626708443007cm -5.14145891316135cm)" svg:viewBox="0 0 17097 11559" svg:d="M0 10705c3443 1032 7178 1163 6831 207s-2660-2582 6936-2430c9597 152-4602-8482-4602-8482">
          <text:p/>
        </draw:path>
        <draw:line draw:style-name="gr17" draw:text-style-name="P13" draw:layer="layout" svg:x1="10.4cm" svg:y1="17.8cm" svg:x2="10.2cm" svg:y2="1.5cm">
          <text:p/>
        </draw:line>
        <draw:line draw:style-name="gr17" draw:text-style-name="P1" draw:layer="layout" svg:x1="10.4cm" svg:y1="17.8cm" svg:x2="26.3cm" svg:y2="17.9cm">
          <text:p/>
        </draw:line>
        <draw:frame draw:style-name="gr18" draw:text-style-name="P14" draw:layer="layout" svg:width="1.891cm" svg:height="1.005cm" draw:transform="rotate (1.5707963267949) translate (9.095cm 4.4cm)">
          <draw:text-box>
            <text:p><text:span text:style-name="T10">error</text:span></text:p>
          </draw:text-box>
        </draw:frame>
        <draw:frame draw:style-name="gr19" draw:text-style-name="P14" draw:layer="layout" svg:width="1.1cm" svg:height="1.146cm" svg:x="25cm" svg:y="17.7cm">
          <draw:text-box>
            <text:p><text:span text:style-name="T10">w</text:span><text:span text:style-name="T11">i</text:span></text:p>
          </draw:text-box>
        </draw:frame>
        <draw:line draw:style-name="gr20" draw:text-style-name="P1" draw:layer="layout" svg:x1="12.5cm" svg:y1="5.8cm" svg:x2="13cm" svg:y2="5.8cm">
          <text:p/>
        </draw:line>
        <draw:line draw:style-name="gr20" draw:text-style-name="P1" draw:layer="layout" svg:x1="13cm" svg:y1="8.028cm" svg:x2="13cm" svg:y2="5.8cm">
          <text:p/>
        </draw:line>
        <draw:line draw:style-name="gr20" draw:text-style-name="P1" draw:layer="layout" svg:x1="13cm" svg:y1="8.028cm" svg:x2="13.4cm" svg:y2="8.028cm">
          <text:p/>
        </draw:line>
        <draw:line draw:style-name="gr20" draw:text-style-name="P1" draw:layer="layout" svg:x1="13.4cm" svg:y1="9.428cm" svg:x2="13.4cm" svg:y2="8.028cm">
          <text:p/>
        </draw:line>
        <draw:line draw:style-name="gr20" draw:text-style-name="P1" draw:layer="layout" svg:x1="13.4cm" svg:y1="9.328cm" svg:x2="13.6cm" svg:y2="9.328cm">
          <text:p/>
        </draw:line>
        <draw:line draw:style-name="gr20" draw:text-style-name="P1" draw:layer="layout" svg:x1="13.6cm" svg:y1="9.828cm" svg:x2="13.6cm" svg:y2="9.328cm">
          <text:p/>
        </draw:line>
        <draw:line draw:style-name="gr20" draw:text-style-name="P1" draw:layer="layout" svg:x1="13.8cm" svg:y1="10.128cm" svg:x2="13.8cm" svg:y2="9.828cm">
          <text:p/>
        </draw:line>
        <draw:line draw:style-name="gr20" draw:text-style-name="P1" draw:layer="layout" svg:x1="14.076cm" svg:y1="10.318cm" svg:x2="14.076cm" svg:y2="10.118cm">
          <text:p/>
        </draw:line>
        <draw:line draw:style-name="gr20" draw:text-style-name="P1" draw:layer="layout" svg:x1="13.6cm" svg:y1="9.728cm" svg:x2="13.8cm" svg:y2="9.728cm">
          <text:p/>
        </draw:line>
        <draw:line draw:style-name="gr20" draw:text-style-name="P1" draw:layer="layout" svg:x1="13.8cm" svg:y1="10.128cm" svg:x2="14.076cm" svg:y2="10.128cm">
          <text:p/>
        </draw:line>
        <draw:line draw:style-name="gr21" draw:text-style-name="P1" draw:layer="layout" svg:x1="13.2cm" svg:y1="6.228cm" svg:x2="13.2cm" svg:y2="7.428cm">
          <text:p/>
        </draw:line>
        <draw:line draw:style-name="gr22" draw:text-style-name="P1" draw:layer="layout" svg:x1="17.1cm" svg:y1="11.028cm" svg:x2="23.4cm" svg:y2="11.028cm">
          <text:p/>
        </draw:line>
        <draw:line draw:style-name="gr23" draw:text-style-name="P1" draw:layer="layout" svg:x1="16.9cm" svg:y1="10.428cm" svg:x2="16.9cm" svg:y2="4.628cm">
          <text:p/>
        </draw:line>
        <draw:line draw:style-name="gr23" draw:text-style-name="P1" draw:layer="layout" svg:x1="16.9cm" svg:y1="10.428cm" svg:x2="19.6cm" svg:y2="10.428cm">
          <text:p/>
        </draw:line>
        <draw:line draw:style-name="gr23" draw:text-style-name="P1" draw:layer="layout" svg:x1="20cm" svg:y1="17.1cm" svg:x2="20cm" svg:y2="16.9cm">
          <text:p/>
        </draw:line>
        <draw:line draw:style-name="gr23" draw:text-style-name="P1" draw:layer="layout" svg:x1="19.6cm" svg:y1="16.928cm" svg:x2="20cm" svg:y2="16.928cm">
          <text:p/>
        </draw:line>
        <draw:line draw:style-name="gr23" draw:text-style-name="P1" draw:layer="layout" svg:x1="19.6cm" svg:y1="16.928cm" svg:x2="19.6cm" svg:y2="10.428cm">
          <text:p/>
        </draw:line>
        <draw:line draw:style-name="gr10" draw:text-style-name="P1" draw:layer="layout" svg:x1="17.2cm" svg:y1="6.228cm" svg:x2="17.2cm" svg:y2="7.428cm">
          <text:p/>
        </draw:line>
        <draw:line draw:style-name="gr22" draw:text-style-name="P1" draw:layer="layout" svg:x1="23.4cm" svg:y1="5.528cm" svg:x2="23.4cm" svg:y2="11.028cm">
          <text:p/>
        </draw:line>
        <draw:line draw:style-name="gr22" draw:text-style-name="P1" draw:layer="layout" svg:x1="23.4cm" svg:y1="5.528cm" svg:x2="11.8cm" svg:y2="5.528cm">
          <text:p/>
        </draw:line>
        <draw:line draw:style-name="gr22" draw:text-style-name="P1" draw:layer="layout" svg:x1="11.8cm" svg:y1="4.528cm" svg:x2="11.8cm" svg:y2="5.528cm">
          <text:p/>
        </draw:line>
        <draw:line draw:style-name="gr24" draw:text-style-name="P1" draw:layer="layout" svg:x1="11.8cm" svg:y1="4.528cm" svg:x2="11.8cm" svg:y2="3.528cm">
          <text:p/>
        </draw:line>
        <draw:line draw:style-name="gr25" draw:text-style-name="P1" draw:layer="layout" svg:x1="23.7cm" svg:y1="8.828cm" svg:x2="23.7cm" svg:y2="7.628cm">
          <text:p/>
        </draw:line>
        <draw:frame draw:style-name="gr18" draw:text-style-name="P14" draw:layer="layout" svg:width="4.6cm" svg:height="1.005cm" svg:x="10.5cm" svg:y="12.5cm">
          <draw:text-box>
            <text:p><text:span text:style-name="T10">Learning rate:</text:span></text:p>
          </draw:text-box>
        </draw:frame>
        <draw:line draw:style-name="gr26" draw:text-style-name="P15" draw:layer="layout" svg:x1="13.2cm" svg:y1="14.402cm" svg:x2="10.9cm" svg:y2="14.402cm">
          <text:p/>
        </draw:line>
        <draw:frame draw:style-name="gr18" draw:text-style-name="P7" draw:layer="layout" svg:width="3.4cm" svg:height="1.005cm" svg:x="14.1cm" svg:y="13.9cm">
          <draw:text-box>
            <text:p><text:span text:style-name="T4">good</text:span></text:p>
          </draw:text-box>
        </draw:frame>
        <draw:line draw:style-name="gr27" draw:text-style-name="P16" draw:layer="layout" svg:x1="13.2cm" svg:y1="15.702cm" svg:x2="10.9cm" svg:y2="15.702cm">
          <text:p/>
        </draw:line>
        <draw:frame draw:style-name="gr18" draw:text-style-name="P17" draw:layer="layout" svg:width="3.4cm" svg:height="1.005cm" svg:x="14.1cm" svg:y="15.2cm">
          <draw:text-box>
            <text:p><text:span text:style-name="T12">too small</text:span></text:p>
          </draw:text-box>
        </draw:frame>
        <draw:line draw:style-name="gr28" draw:text-style-name="P18" draw:layer="layout" svg:x1="13.2cm" svg:y1="16.802cm" svg:x2="10.9cm" svg:y2="16.802cm">
          <text:p/>
        </draw:line>
        <draw:frame draw:style-name="gr18" draw:text-style-name="P19" draw:layer="layout" svg:width="3.4cm" svg:height="1.005cm" svg:x="14.1cm" svg:y="16.3cm">
          <draw:text-box>
            <text:p><text:span text:style-name="T13">too large</text:span></text:p>
          </draw:text-box>
        </draw:frame>
        <draw:line draw:style-name="gr23" draw:text-style-name="P1" draw:layer="layout" svg:x1="12.4cm" svg:y1="4.6cm" svg:x2="16.9cm" svg:y2="4.6cm">
          <text:p/>
        </draw:line>
      </draw:page>
      <draw:page draw:name="page5" draw:style-name="dp1" draw:master-page-name="Default">
        <draw:custom-shape draw:style-name="gr29" draw:text-style-name="P22" draw:layer="layout" svg:width="1cm" svg:height="4cm" svg:x="3.6cm" svg:y="7.6cm">
          <text:p text:style-name="P20"><text:span text:style-name="T14">X</text:span></text:p>
          <text:p text:style-name="P21"><text:span text:style-name="T15">≡</text:span></text:p>
          <text:p text:style-name="P21"><text:span text:style-name="T15">I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4cm" svg:height="2cm" svg:x="2.1cm" svg:y="1.6cm">
          <text:p text:style-name="P23"><text:span text:style-name="T17">w</text:span><text:span text:style-name="T18">to,from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1cm" svg:height="2cm" svg:x="9.6cm" svg:y="8.6cm">
          <text:p text:style-name="P20"><text:span text:style-name="T15">O</text:span><text:span text:style-name="T16">1</text:span></text:p>
          <text:p text:style-name="P21"><text:span text:style-name="T15">≡</text:span></text:p>
          <text:p text:style-name="P20"><text:span text:style-name="T15">I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1cm" svg:height="2cm" svg:x="6.85cm" svg:y="1.6cm">
          <text:p text:style-name="P23"><text:span text:style-name="T17">W</text:span><text:span text:style-name="T18">0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2cm" svg:height="4cm" svg:x="9.1cm" svg:y="1.6cm">
          <text:p text:style-name="P23"><text:span text:style-name="T17">w</text:span><text:span text:style-name="T18">to,from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1cm" svg:height="4cm" svg:x="12.25cm" svg:y="1.6cm">
          <text:p text:style-name="P23"><text:span text:style-name="T17">W</text:span><text:span text:style-name="T18">0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1cm" svg:height="4cm" svg:x="16cm" svg:y="7.5cm">
          <text:p text:style-name="P25"><text:span text:style-name="T15">O</text:span><text:span text:style-name="T16">2</text:span></text:p>
          <text:p text:style-name="P25"><text:span text:style-name="T15">≡</text:span></text:p>
          <text:p text:style-name="P25"><text:span text:style-name="T15">I</text:span><text:span text:style-name="T16">3</text:span></text:p>
          <draw:enhanced-geometry svg:viewBox="0 0 21600 21600" draw:type="rectangle" draw:enhanced-path="M 0 0 L 21600 0 21600 21600 0 21600 0 0 Z N"/>
        </draw:custom-shape>
        <draw:line draw:style-name="gr8" draw:text-style-name="P26" draw:layer="layout" svg:x1="4.9cm" svg:y1="9.6cm" svg:x2="6.7cm" svg:y2="9.5cm">
          <text:p/>
        </draw:line>
        <draw:line draw:style-name="gr8" draw:text-style-name="P26" draw:layer="layout" svg:x1="4.2cm" svg:y1="3.7cm" svg:x2="6.7cm" svg:y2="9.5cm">
          <text:p/>
        </draw:line>
        <draw:line draw:style-name="gr8" draw:text-style-name="P26" draw:layer="layout" svg:x1="7.35cm" svg:y1="3.7cm" svg:x2="7.4cm" svg:y2="8.4cm">
          <text:p/>
        </draw:line>
        <draw:line draw:style-name="gr8" draw:text-style-name="P26" draw:layer="layout" svg:x1="8.1cm" svg:y1="9.6cm" svg:x2="9.4cm" svg:y2="9.6cm">
          <text:p/>
        </draw:line>
        <draw:line draw:style-name="gr8" draw:text-style-name="P26" draw:layer="layout" svg:x1="10.7cm" svg:y1="9.6cm" svg:x2="12.1cm" svg:y2="9.6cm">
          <text:p/>
        </draw:line>
        <draw:line draw:style-name="gr8" draw:text-style-name="P26" draw:layer="layout" svg:x1="10.2cm" svg:y1="5.8cm" svg:x2="12.1cm" svg:y2="9.6cm">
          <text:p/>
        </draw:line>
        <draw:line draw:style-name="gr8" draw:text-style-name="P26" draw:layer="layout" svg:x1="12.75cm" svg:y1="5.7cm" svg:x2="12.8cm" svg:y2="7.2cm">
          <text:p/>
        </draw:line>
        <draw:line draw:style-name="gr8" draw:text-style-name="P26" draw:layer="layout" svg:x1="13.5cm" svg:y1="9.6cm" svg:x2="15.8cm" svg:y2="9.6cm">
          <text:p/>
        </draw:line>
        <draw:custom-shape draw:style-name="gr30" draw:text-style-name="P24" draw:layer="layout" svg:width="4cm" svg:height="2cm" svg:x="14.5cm" svg:y="1.6cm">
          <text:p text:style-name="P23"><text:span text:style-name="T17">w</text:span><text:span text:style-name="T18">to,from</text:span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1cm" svg:height="2cm" svg:x="19.45cm" svg:y="1.6cm">
          <text:p text:style-name="P23"><text:span text:style-name="T17">W</text:span><text:span text:style-name="T18">0</text:span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1cm" svg:height="2cm" svg:x="22cm" svg:y="8.6cm">
          <text:p text:style-name="P23"><text:span text:style-name="T20">O</text:span><text:span text:style-name="T18">3</text:span><text:span text:style-name="T18"><text:line-break/></text:span><text:span text:style-name="T20">≡</text:span></text:p>
          <text:p text:style-name="P23"><text:span text:style-name="T20"/></text:p>
          <draw:enhanced-geometry svg:viewBox="0 0 21600 21600" draw:type="rectangle" draw:enhanced-path="M 0 0 L 21600 0 21600 21600 0 21600 0 0 Z N"/>
        </draw:custom-shape>
        <draw:line draw:style-name="gr8" draw:text-style-name="P26" draw:layer="layout" svg:x1="17.2cm" svg:y1="9.6cm" svg:x2="19.2cm" svg:y2="9.6cm">
          <text:p/>
        </draw:line>
        <draw:line draw:style-name="gr8" draw:text-style-name="P26" draw:layer="layout" svg:x1="16.6cm" svg:y1="3.7cm" svg:x2="19.2cm" svg:y2="9.6cm">
          <text:p/>
        </draw:line>
        <draw:line draw:style-name="gr8" draw:text-style-name="P26" draw:layer="layout" svg:x1="19.95cm" svg:y1="3.8cm" svg:x2="20cm" svg:y2="8.5cm">
          <text:p/>
        </draw:line>
        <draw:line draw:style-name="gr8" draw:text-style-name="P26" draw:layer="layout" svg:x1="20.6cm" svg:y1="9.6cm" svg:x2="21.9cm" svg:y2="9.6cm">
          <text:p/>
        </draw:line>
        <draw:custom-shape draw:style-name="gr31" draw:text-style-name="P24" draw:layer="layout" svg:width="1cm" svg:height="2cm" svg:x="22cm" svg:y="1.6cm">
          <text:p text:style-name="P23"><text:span text:style-name="T17">Y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1cm" svg:height="1cm" svg:x="24.3cm" svg:y="9.1cm">
          <text:p text:style-name="P23"><text:span text:style-name="T17">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7" draw:layer="layout" svg:width="0.496cm" svg:height="0.517cm" svg:x="22.252cm" svg:y="9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5" draw:text-style-name="P24" draw:layer="layout" svg:width="1cm" svg:height="1cm" svg:x="26.9cm" svg:y="9.1cm">
          <text:p text:style-name="P23"><text:span text:style-name="T21">ε</text:span></text:p>
          <draw:enhanced-geometry svg:viewBox="0 0 21600 21600" draw:type="rectangle" draw:enhanced-path="M 0 0 L 21600 0 21600 21600 0 21600 0 0 Z N"/>
        </draw:custom-shape>
        <draw:line draw:style-name="gr8" draw:text-style-name="P26" draw:layer="layout" svg:x1="23.1cm" svg:y1="9.7cm" svg:x2="24.2cm" svg:y2="9.7cm">
          <text:p/>
        </draw:line>
        <draw:line draw:style-name="gr8" draw:text-style-name="P26" draw:layer="layout" svg:x1="22.5cm" svg:y1="3.7cm" svg:x2="24.2cm" svg:y2="9.7cm">
          <text:p/>
        </draw:line>
        <draw:line draw:style-name="gr8" draw:text-style-name="P26" draw:layer="layout" svg:x1="25.4cm" svg:y1="9.7cm" svg:x2="26.7cm" svg:y2="9.7cm">
          <text:p/>
        </draw:line>
        <draw:custom-shape draw:style-name="gr36" draw:text-style-name="P24" draw:layer="layout" svg:width="1cm" svg:height="4cm" svg:x="12.3cm" svg:y="7.4cm">
          <text:p text:style-name="P23"><text:span text:style-name="T17">L</text:span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2" draw:layer="layout" svg:width="1cm" svg:height="2cm" svg:x="6.9cm" svg:y="8.6cm">
          <text:p text:style-name="P20"><text:span text:style-name="T14">L</text:span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4" draw:layer="layout" svg:width="1cm" svg:height="2cm" svg:x="19.5cm" svg:y="8.6cm">
          <text:p text:style-name="P23"><text:span text:style-name="T17">L</text:span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0:32:00.910385310</meta:creation-date>
    <dc:date>2022-03-18T11:31:44.708300664</dc:date>
    <meta:editing-duration>P4DT3H51M31S</meta:editing-duration>
    <meta:editing-cycles>10</meta:editing-cycles>
    <meta:generator>LibreOffice/6.4.7.2$Linux_X86_64 LibreOffice_project/40$Build-2</meta:generator>
    <dc:creator>Antonello Lobianco</dc:creator>
    <meta:document-statistic meta:object-count="100"/>
  </office:meta>
</office:document-meta>
</file>

<file path=Object 1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